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2000000A50E18ECE61E0EB7C8.png" manifest:media-type="image/png"/>
  <manifest:file-entry manifest:full-path="Pictures/100000010000006A0000008A3CB8E31060C63543.png" manifest:media-type="image/png"/>
  <manifest:file-entry manifest:full-path="Pictures/2000003300000AD400000E31C8588593B307593E.svm" manifest:media-type="image/x-svm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158466" draw:marker-start-width="0.35cm" draw:marker-end-width="0.35cm" draw:fill="solid" draw:fill-color="#81d41a" draw:textarea-horizontal-align="justify" draw:textarea-vertical-align="middle" draw:auto-grow-height="false" fo:min-height="5.382cm" fo:min-width="9.043cm" fo:padding-top="0.175cm" fo:padding-bottom="0.175cm" fo:padding-left="0.3cm" fo:padding-right="0.3cm"/>
    </style:style>
    <style:style style:name="gr2" style:family="graphic" style:parent-style-name="standard">
      <style:graphic-properties svg:stroke-width="0.05cm" svg:stroke-color="#4b2204" draw:marker-start-width="0.275cm" draw:marker-end-width="0.275cm" draw:fill="solid" draw:fill-color="#b85c00" draw:textarea-horizontal-align="justify" draw:textarea-vertical-align="middle" draw:auto-grow-height="false" fo:min-height="1.331cm" fo:min-width="0cm" fo:padding-top="0.15cm" fo:padding-bottom="0.15cm" fo:padding-left="0.275cm" fo:padding-right="0.275cm"/>
    </style:style>
    <style:style style:name="gr3" style:family="graphic" style:parent-style-name="standard">
      <style:graphic-properties svg:stroke-color="#158466" draw:fill="solid" draw:fill-color="#00a933" draw:textarea-horizontal-align="justify" draw:textarea-vertical-align="middle" draw:auto-grow-height="false" fo:min-height="1.069cm" fo:min-width="1.118cm" draw:shadow="hidden"/>
    </style:style>
    <style:style style:name="gr4" style:family="graphic" style:parent-style-name="standard">
      <style:graphic-properties svg:stroke-width="0.05cm" svg:stroke-color="#4b2204" draw:marker-start-width="0.275cm" draw:marker-end-width="0.275cm" draw:fill="solid" draw:fill-color="#b85c00" draw:textarea-horizontal-align="justify" draw:textarea-vertical-align="middle" draw:auto-grow-height="false" fo:min-height="1.025cm" fo:min-width="0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4b2204" draw:marker-start-width="0.275cm" draw:marker-end-width="0.275cm" draw:fill="solid" draw:fill-color="#b85c00" draw:textarea-horizontal-align="justify" draw:textarea-vertical-align="middle" draw:auto-grow-height="false" fo:min-height="0.625cm" fo:min-width="0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4b2204" draw:marker-start-width="0.275cm" draw:marker-end-width="0.275cm" draw:fill="solid" draw:fill-color="#b85c00" draw:textarea-horizontal-align="justify" draw:textarea-vertical-align="middle" draw:auto-grow-height="false" fo:min-height="0.588cm" fo:min-width="0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width="0.05cm" draw:marker-start-width="0.275cm" draw:marker-end-width="0.275cm" draw:textarea-horizontal-align="justify" draw:textarea-vertical-align="middle" draw:auto-grow-height="false" fo:min-height="3.643cm" fo:min-width="2.045cm" fo:padding-top="0.15cm" fo:padding-bottom="0.15cm" fo:padding-left="0.275cm" fo:padding-right="0.275cm" draw:shadow="hidden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dash" draw:stroke-dash="Line_20_Style_20_2" svg:stroke-width="0.1cm" svg:stroke-color="#808080" draw:marker-start-width="0.35cm" draw:marker-end-width="0.35cm" draw:fill="none" draw:fill-color="#ec9ba4" draw:opacity="50%" draw:textarea-horizontal-align="justify" draw:textarea-vertical-align="middle" draw:auto-grow-height="false" fo:min-height="5.382cm" fo:min-width="8.943cm" fo:padding-top="0.175cm" fo:padding-bottom="0.175cm" fo:padding-left="0.3cm" fo:padding-right="0.3cm" draw:shadow-opacity="50%"/>
    </style:style>
    <style:style style:name="gr11" style:family="graphic" style:parent-style-name="objectwithoutfill">
      <style:graphic-properties svg:stroke-width="0.15cm" svg:stroke-color="#800080" draw:marker-start="Arrowheads_20_8" draw:marker-start-width="0.425cm" draw:marker-end="Arrowheads_20_9" draw:marker-end-width="0.425cm" svg:stroke-linecap="round" draw:fill="none" draw:textarea-vertical-align="middle" fo:padding-top="0.2cm" fo:padding-bottom="0.2cm" fo:padding-left="0.325cm" fo:padding-right="0.325cm"/>
    </style:style>
    <style:style style:name="gr12" style:family="graphic" style:parent-style-name="objectwithoutfill">
      <style:graphic-properties draw:stroke="dash" draw:stroke-dash="Dashed_20__28_var_29_" svg:stroke-width="0.2cm" svg:stroke-color="#d62e4e" draw:marker-start-width="0.5cm" draw:marker-end="Arrowheads_20_1" draw:marker-end-width="0.8cm" draw:fill="none" draw:textarea-vertical-align="middle" fo:padding-top="0.225cm" fo:padding-bottom="0.225cm" fo:padding-left="0.35cm" fo:padding-right="0.35cm"/>
    </style:style>
    <style:style style:name="gr13" style:family="graphic" style:parent-style-name="objectwithoutfill">
      <style:graphic-properties draw:stroke="dash" draw:stroke-dash="Dashed_20__28_var_29_" svg:stroke-width="0.2cm" svg:stroke-color="#d62e4e" draw:marker-start="Arrowheads_20_5" draw:marker-start-width="0.8cm" draw:marker-end-width="0.5cm" draw:fill="none" draw:textarea-vertical-align="middle" fo:padding-top="0.225cm" fo:padding-bottom="0.225cm" fo:padding-left="0.35cm" fo:padding-right="0.35cm"/>
    </style:style>
    <style:style style:name="gr14" style:family="graphic" style:parent-style-name="objectwithoutfill">
      <style:graphic-properties draw:stroke="dash" draw:stroke-dash="Dashed_20__28_var_29_" svg:stroke-width="0.2cm" svg:stroke-color="#d62e4e" draw:marker-start="Arrowheads_20_3" draw:marker-start-width="0.8cm" draw:marker-end="" draw:marker-end-width="0.8cm" draw:fill="none" draw:textarea-vertical-align="middle" fo:padding-top="0.225cm" fo:padding-bottom="0.225cm" fo:padding-left="0.35cm" fo:padding-right="0.35cm"/>
    </style:style>
    <style:style style:name="gr15" style:family="graphic" style:parent-style-name="objectwithoutfill">
      <style:graphic-properties draw:stroke="dash" draw:stroke-dash="Dashed_20__28_var_29_" svg:stroke-width="0.2cm" svg:stroke-color="#d62e4e" draw:marker-start-width="0.5cm" draw:marker-end="Arrowheads_20_4" draw:marker-end-width="0.8cm" draw:fill="none" draw:textarea-vertical-align="middle" fo:padding-top="0.225cm" fo:padding-bottom="0.225cm" fo:padding-left="0.35cm" fo:padding-right="0.35cm"/>
    </style:style>
    <style:style style:name="gr16" style:family="graphic" style:parent-style-name="objectwithoutfill">
      <style:graphic-properties draw:stroke="dash" draw:stroke-dash="Dashed_20__28_var_29_" svg:stroke-width="0.2cm" svg:stroke-color="#d62e4e" draw:marker-start-width="0.5cm" draw:marker-end-width="0.5cm" draw:fill="none" draw:textarea-vertical-align="middle" fo:padding-top="0.225cm" fo:padding-bottom="0.225cm" fo:padding-left="0.35cm" fo:padding-right="0.35cm"/>
    </style:style>
    <style:style style:name="gr17" style:family="graphic" style:parent-style-name="standard">
      <style:graphic-properties svg:stroke-width="0.1cm" svg:stroke-color="#ff8000" draw:marker-start-width="0.35cm" draw:marker-end-width="0.35cm" draw:fill="solid" draw:fill-color="#ffbf00" draw:textarea-horizontal-align="justify" draw:textarea-vertical-align="middle" draw:auto-grow-height="false" fo:min-height="1.103cm" fo:min-width="1.826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0000" draw:marker-start-width="0.35cm" draw:marker-end-width="0.35cm" draw:fill="solid" draw:fill-color="#666666" draw:textarea-horizontal-align="justify" draw:textarea-vertical-align="middle" draw:auto-grow-height="false" fo:min-height="0.596cm" fo:min-width="0cm" fo:padding-top="0.175cm" fo:padding-bottom="0.175cm" fo:padding-left="0.3cm" fo:padding-right="0.3cm"/>
    </style:style>
    <style:style style:name="gr19" style:family="graphic" style:parent-style-name="standard">
      <style:graphic-properties svg:stroke-width="0.15cm" svg:stroke-color="#ff3838" draw:marker-start-width="0.425cm" draw:marker-end-width="0.425cm" svg:stroke-linecap="round" draw:textarea-vertical-align="middle" fo:padding-top="0.2cm" fo:padding-bottom="0.2cm" fo:padding-left="0.325cm" fo:padding-right="0.325cm"/>
    </style:style>
    <style:style style:name="P1" style:family="paragraph">
      <loext:graphic-properties draw:fill="solid" draw:fill-color="#81d41a"/>
      <style:paragraph-properties fo:text-align="center"/>
    </style:style>
    <style:style style:name="P2" style:family="paragraph">
      <loext:graphic-properties draw:fill="solid" draw:fill-color="#b85c00"/>
      <style:paragraph-properties fo:text-align="center"/>
    </style:style>
    <style:style style:name="P3" style:family="paragraph">
      <loext:graphic-properties draw:fill="solid" draw:fill-color="#00a933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ec9ba4" draw:opacity="50%"/>
      <style:paragraph-properties fo:text-align="center"/>
    </style:style>
    <style:style style:name="P7" style:family="paragraph">
      <loext:graphic-properties draw:fill="solid" draw:fill-color="#ffbf00"/>
      <style:paragraph-properties fo:text-align="center"/>
    </style:style>
    <style:style style:name="P8" style:family="paragraph">
      <loext:graphic-properties draw:fill="solid" draw:fill-color="#66666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155cm" svg:height="9.102cm" svg:x="3.335cm" svg:y="7.22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2" draw:text-style-name="P2" draw:layer="layout" svg:width="0.396cm" svg:height="1.669cm" svg:x="13.587cm" svg:y="14.1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" draw:text-style-name="P3" draw:layer="layout" svg:width="1.794cm" svg:height="1.481cm" svg:x="12.794cm" svg:y="13.063cm" svg:viewBox="0 0 1795 1482" svg:d="M1586 1023c0 80-26 159-75 229-50 70-121 128-207 168-85 41-182 62-281 62s-196-21-282-62c-86-40-157-98-206-168-15-21-28-43-38-65-76-8-149-27-215-58-86-41-157-99-207-169-49-69-75-149-75-229 0-81 26-160 75-230 50-70 121-128 207-168 85-40 183-61 281-61 50 0 99 5 146 15 10-20 21-39 34-57 50-70 121-128 206-168 86-41 183-62 282-62s196 21 282 62c86 40 157 98 206 168 50 69 76 149 76 229 0 81-26 160-76 230-44 62-105 115-178 154 30 56 45 118 45 180z">
            <text:p/>
          </draw:path>
        </draw:g>
        <draw:g>
          <draw:custom-shape draw:style-name="gr4" draw:text-style-name="P2" draw:layer="layout" svg:width="0.322cm" svg:height="1.355cm" svg:x="13.14cm" svg:y="10.13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" draw:text-style-name="P3" draw:layer="layout" svg:width="1.456cm" svg:height="1.202cm" svg:x="12.497cm" svg:y="9.221cm" svg:viewBox="0 0 1457 1203" svg:d="M1288 830c0 65-22 130-62 186-40 57-98 104-167 137-70 33-149 50-229 50s-159-17-229-50c-69-33-127-80-167-137-12-17-22-34-31-53-61-6-121-22-174-47-70-33-128-80-168-136-40-57-61-121-61-187 0-65 21-130 61-186 40-57 98-104 168-137 69-32 148-50 228-50 40 0 80 5 118 13 8-16 18-32 28-47 40-56 98-103 168-136 69-33 148-50 228-50 81 0 160 17 229 50 70 33 127 80 167 136 41 57 62 121 62 187 0 65-21 130-62 186-35 50-85 93-144 125 24 46 37 96 37 146z">
            <text:p/>
          </draw:path>
        </draw:g>
        <draw:g>
          <draw:custom-shape draw:style-name="gr5" draw:text-style-name="P2" draw:layer="layout" svg:width="0.224cm" svg:height="0.945cm" svg:x="15.165cm" svg:y="8.2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" draw:text-style-name="P3" draw:layer="layout" svg:width="1.015cm" svg:height="0.838cm" svg:x="14.716cm" svg:y="7.646cm" svg:viewBox="0 0 1016 839" svg:d="M898 579c0 45-15 90-43 130-28 39-68 72-117 95-48 23-103 35-159 35s-111-12-160-35c-48-23-88-56-116-95-9-12-16-25-22-37-43-4-84-16-122-33-48-23-88-56-116-95-28-40-43-85-43-130 0-46 15-91 43-130 28-40 68-73 116-95 49-23 104-35 160-35 28 0 55 3 82 8 6-11 12-22 20-32 28-40 68-72 116-95 49-23 104-35 160-35s111 12 159 35c49 23 89 55 117 95 28 39 43 84 43 130s-15 90-43 130c-25 35-59 65-101 87 17 32 26 67 26 102z">
            <text:p/>
          </draw:path>
        </draw:g>
        <draw:g>
          <draw:custom-shape draw:style-name="gr6" draw:text-style-name="P2" draw:layer="layout" svg:width="0.215cm" svg:height="0.908cm" svg:x="7.697cm" svg:y="8.1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" draw:text-style-name="P3" draw:layer="layout" svg:width="0.975cm" svg:height="0.805cm" svg:x="7.265cm" svg:y="7.522cm" svg:viewBox="0 0 976 806" svg:d="M863 556c0 44-14 87-41 125s-66 70-112 92c-47 22-100 33-154 33-53 0-106-11-153-33-46-22-85-54-112-92-8-11-15-23-21-35-41-4-81-15-117-32-46-22-85-53-112-91s-41-82-41-125c0-44 14-87 41-125s66-70 112-92c47-22 100-33 154-33 26 0 53 3 79 8 5-11 11-21 18-31 27-38 66-70 113-92 46-21 99-33 153-33s107 12 153 33c47 22 86 54 112 92 27 38 41 81 41 125s-14 87-41 125c-23 34-57 62-96 84 16 30 24 64 24 97z">
            <text:p/>
          </draw:path>
        </draw:g>
        <draw:path draw:style-name="gr7" draw:text-style-name="P4" draw:layer="layout" svg:width="2.07cm" svg:height="0.703cm" draw:transform="rotate (-2.49739162667869) translate (12.8239145332428cm 8.08206457318384cm)" svg:viewBox="0 0 2071 704" svg:d="M0 704c440-47 854-219 1248-411l477-90 275-203 71 13">
          <text:p/>
        </draw:path>
        <draw:path draw:style-name="gr7" draw:text-style-name="P4" draw:layer="layout" svg:width="2.783cm" svg:height="0.754cm" draw:transform="rotate (-1.5707963267949) translate (9.67199037496202cm 13.319cm)" svg:viewBox="0 0 2784 755" svg:d="M0 3c373 0 747-7 1121 0 403 7 889 73 1086 490l373 262h204">
          <text:p/>
        </draw:path>
        <draw:path draw:style-name="gr8" draw:text-style-name="P5" draw:layer="layout" svg:width="3.345cm" svg:height="4.911cm" svg:x="8.449cm" svg:y="8.534cm" svg:viewBox="0 0 3346 4912" svg:d="M147 2547c-96-258-147-551-147-849s51-591 147-849 234-472 400-621c166-150 355-228 547-228s381 78 547 228c135 120 251 283 341 478 88-18 178-27 270-27 192 0 381 40 547 117s304 188 400 321 147 284 147 437c0 154-51 305-147 438-61 86-141 162-234 226 29 41 55 83 78 127 97 180 149 385 149 594s-52 414-149 595-237 331-405 435c-27 17-55 33-83 47-25 93-58 184-101 269-96 191-234 349-401 459-166 110-355 168-547 168s-381-58-547-168-304-268-400-459-147-407-147-627c0-181 34-359 99-522-150-147-275-349-364-589z">
          <text:p/>
        </draw:path>
        <draw:g>
          <draw:frame draw:style-name="gr9" draw:text-style-name="P5" draw:layer="layout" svg:width="1.171cm" svg:height="1.534cm" svg:x="4.725cm" svg:y="14.377cm">
            <draw:image xlink:href="Pictures/2000003300000AD400000E31C8588593B307593E.svm" xlink:type="simple" xlink:show="embed" xlink:actuate="onLoad" draw:mime-type="image/x-svm">
              <text:p/>
            </draw:image>
            <draw:image xlink:href="Pictures/100000010000006A0000008A3CB8E31060C63543.png" xlink:type="simple" xlink:show="embed" xlink:actuate="onLoad" draw:mime-type="image/png"/>
          </draw:frame>
        </draw:g>
        <draw:g>
          <draw:frame draw:style-name="gr9" draw:text-style-name="P5" draw:layer="layout" svg:width="1.171cm" svg:height="1.534cm" svg:x="11.47cm" svg:y="14.335cm">
            <draw:image xlink:href="Pictures/2000003300000AD400000E31C8588593B307593E.svm" xlink:type="simple" xlink:show="embed" xlink:actuate="onLoad" draw:mime-type="image/x-svm">
              <text:p/>
            </draw:image>
            <draw:image xlink:href="Pictures/100000010000006A0000008A3CB8E31060C63543.png" xlink:type="simple" xlink:show="embed" xlink:actuate="onLoad" draw:mime-type="image/png"/>
          </draw:frame>
        </draw:g>
        <draw:g>
          <draw:frame draw:style-name="gr9" draw:text-style-name="P5" draw:layer="layout" svg:width="0.847cm" svg:height="1.11cm" svg:x="5.995cm" svg:y="10.177cm">
            <draw:image xlink:href="Pictures/2000003300000AD400000E31C8588593B307593E.svm" xlink:type="simple" xlink:show="embed" xlink:actuate="onLoad" draw:mime-type="image/x-svm">
              <text:p/>
            </draw:image>
            <draw:image xlink:href="Pictures/100000010000006A0000008A3CB8E31060C63543.png" xlink:type="simple" xlink:show="embed" xlink:actuate="onLoad" draw:mime-type="image/png"/>
          </draw:frame>
        </draw:g>
        <draw:g>
          <draw:frame draw:style-name="gr9" draw:text-style-name="P5" draw:layer="layout" svg:width="0.932cm" svg:height="1.221cm" svg:x="14.292cm" svg:y="11.642cm">
            <draw:image xlink:href="Pictures/2000003300000AD400000E31C8588593B307593E.svm" xlink:type="simple" xlink:show="embed" xlink:actuate="onLoad" draw:mime-type="image/x-svm">
              <text:p/>
            </draw:image>
            <draw:image xlink:href="Pictures/100000010000006A0000008A3CB8E31060C63543.png" xlink:type="simple" xlink:show="embed" xlink:actuate="onLoad" draw:mime-type="image/png"/>
          </draw:frame>
        </draw:g>
        <draw:g>
          <draw:frame draw:style-name="gr9" draw:text-style-name="P5" draw:layer="layout" svg:width="0.847cm" svg:height="1.11cm" svg:x="10.186cm" svg:y="8.069cm">
            <draw:image xlink:href="Pictures/2000003300000AD400000E31C8588593B307593E.svm" xlink:type="simple" xlink:show="embed" xlink:actuate="onLoad" draw:mime-type="image/x-svm">
              <text:p/>
            </draw:image>
            <draw:image xlink:href="Pictures/100000010000006A0000008A3CB8E31060C63543.png" xlink:type="simple" xlink:show="embed" xlink:actuate="onLoad" draw:mime-type="image/png"/>
          </draw:frame>
        </draw:g>
        <draw:g>
          <draw:frame draw:style-name="gr9" draw:text-style-name="P5" draw:layer="layout" svg:width="0.84cm" svg:height="1.101cm" svg:x="15.958cm" svg:y="8.154cm">
            <draw:image xlink:href="Pictures/2000003300000AD400000E31C8588593B307593E.svm" xlink:type="simple" xlink:show="embed" xlink:actuate="onLoad" draw:mime-type="image/x-svm">
              <text:p/>
            </draw:image>
            <draw:image xlink:href="Pictures/100000010000006A0000008A3CB8E31060C63543.png" xlink:type="simple" xlink:show="embed" xlink:actuate="onLoad" draw:mime-type="image/png"/>
          </draw:frame>
        </draw:g>
        <draw:g>
          <draw:custom-shape draw:style-name="gr2" draw:text-style-name="P2" draw:layer="layout" svg:width="0.396cm" svg:height="1.669cm" svg:x="8.058cm" svg:y="13.17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" draw:text-style-name="P3" draw:layer="layout" svg:width="1.794cm" svg:height="1.481cm" svg:x="7.265cm" svg:y="12.049cm" svg:viewBox="0 0 1795 1482" svg:d="M1586 1023c0 80-26 159-75 229-50 70-121 128-207 168-85 41-182 62-281 62s-196-21-282-62c-86-40-157-98-206-168-15-21-28-43-38-65-76-8-149-27-215-58-86-41-157-99-207-169-49-69-75-149-75-229 0-81 26-160 75-230 50-70 121-128 207-168 85-40 183-61 281-61 50 0 99 5 146 15 10-20 21-39 34-57 50-70 121-128 206-168 86-41 183-62 282-62s196 21 282 62c86 40 157 98 206 168 50 69 76 149 76 229 0 81-26 160-76 230-44 62-105 115-178 154 30 56 45 118 45 180z">
            <text:p/>
          </draw:path>
        </draw:g>
        <draw:custom-shape draw:style-name="gr10" draw:text-style-name="P6" draw:layer="layout" svg:width="15.155cm" svg:height="9.102cm" svg:x="3.335cm" svg:y="3.72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1" draw:text-style-name="P4" draw:layer="layout" svg:x1="11.795cm" svg:y1="6.503cm" svg:x2="15.732cm" svg:y2="8.62cm">
          <text:p/>
        </draw:line>
        <draw:line draw:style-name="gr11" draw:text-style-name="P4" draw:layer="layout" svg:x1="11.541cm" svg:y1="6.588cm" svg:x2="14.208cm" svg:y2="11.922cm">
          <text:p/>
        </draw:line>
        <draw:line draw:style-name="gr11" draw:text-style-name="P4" draw:layer="layout" svg:x1="10.948cm" svg:y1="6.461cm" svg:x2="10.779cm" svg:y2="7.942cm">
          <text:p/>
        </draw:line>
        <draw:line draw:style-name="gr11" draw:text-style-name="P4" draw:layer="layout" svg:x1="11.202cm" svg:y1="6.588cm" svg:x2="12.176cm" svg:y2="14.165cm">
          <text:p/>
        </draw:line>
        <draw:line draw:style-name="gr11" draw:text-style-name="P4" draw:layer="layout" svg:x1="9.805cm" svg:y1="6.588cm" svg:x2="6.884cm" svg:y2="10.609cm">
          <text:p/>
        </draw:line>
        <draw:line draw:style-name="gr11" draw:text-style-name="P4" draw:layer="layout" svg:x1="10.482cm" svg:y1="6.588cm" svg:x2="5.868cm" svg:y2="14.335cm">
          <text:p/>
        </draw:line>
        <draw:line draw:style-name="gr12" draw:text-style-name="P4" draw:layer="layout" svg:x1="5.018cm" svg:y1="14.123cm" svg:x2="8.535cm" svg:y2="5.402cm">
          <text:p/>
        </draw:line>
        <draw:line draw:style-name="gr13" draw:text-style-name="P4" draw:layer="layout" svg:x1="13.06cm" svg:y1="12.811cm" svg:x2="16.032cm" svg:y2="5.444cm">
          <text:p/>
        </draw:line>
        <draw:line draw:style-name="gr14" draw:text-style-name="P4" draw:layer="layout" svg:x1="8.662cm" svg:y1="11.287cm" svg:x2="11.035cm" svg:y2="5.403cm">
          <text:p/>
        </draw:line>
        <draw:line draw:style-name="gr15" draw:text-style-name="P4" draw:layer="layout" svg:x1="11.128cm" svg:y1="11.371cm" svg:x2="13.535cm" svg:y2="5.404cm">
          <text:p/>
        </draw:line>
        <draw:path draw:style-name="gr16" draw:text-style-name="P4" draw:layer="layout" svg:width="2.568cm" svg:height="1.591cm" draw:transform="rotate (0.58800142499689) translate (8.42044189738459cm 5.23016240728539cm)" svg:viewBox="0 0 2569 1592" svg:d="M0 207c1151-658 3616 375 2078 1385">
          <text:p/>
        </draw:path>
        <draw:path draw:style-name="gr16" draw:text-style-name="P4" draw:layer="layout" svg:width="2.544cm" svg:height="1.62cm" draw:transform="rotate (0.58800142499689) translate (13.4226449203479cm 5.23346695016853cm)" svg:viewBox="0 0 2545 1621" svg:d="M0 203c1151-657 3588 408 2050 1418">
          <text:p/>
        </draw:path>
        <draw:path draw:style-name="gr16" draw:text-style-name="P4" draw:layer="layout" svg:width="1.575cm" svg:height="2.741cm" draw:transform="rotate (-1.14929931243827) translate (10.7261933111353cm 10.3184790728778cm)" svg:viewBox="0 0 1576 2742" svg:d="M0 2262c1602 1600 2032-1222 1060-2262">
          <text:p/>
        </draw:path>
        <draw:path draw:style-name="gr16" draw:text-style-name="P4" draw:layer="layout" svg:width="0.604cm" svg:height="3.205cm" draw:transform="rotate (-1.14929931243827) translate (13.0689904198223cm 12.7265240686646cm)" svg:viewBox="0 0 605 3206" svg:d="M0 3206c554-1236 1008-2166 37-3206">
          <text:p/>
        </draw:path>
        <draw:line draw:style-name="gr14" draw:text-style-name="P4" draw:layer="layout" svg:x1="6.334cm" svg:y1="14.038cm" svg:x2="10.271cm" svg:y2="14.038cm">
          <text:p/>
        </draw:line>
        <draw:frame draw:style-name="gr9" draw:text-style-name="P5" draw:layer="layout" svg:width="5.231cm" svg:height="1.733cm" svg:x="8.196cm" svg:y="5.106cm">
          <draw:image xlink:href="Pictures/10000001000001F2000000A50E18ECE61E0EB7C8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custom-shape draw:style-name="gr17" draw:text-style-name="P7" draw:layer="layout" svg:width="2.582cm" svg:height="1.609cm" svg:x="2.961cm" svg:y="19.82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8" draw:text-style-name="P8" draw:layer="layout" svg:width="0.847cm" svg:height="1.439cm" svg:x="4.46cm" svg:y="18.555cm" svg:viewBox="0 0 848 1440" svg:d="M275 1440v-619c-22-8-43-18-63-30-64-37-118-91-155-155s-57-138-57-212 20-148 57-212 91-118 155-155 138-57 212-57 148 20 212 57 118 91 155 155 57 138 57 212-20 148-57 212-91 118-155 155c-21 12-42 22-64 30v619z">
          <text:p/>
        </draw:path>
        <draw:g>
          <draw:circle draw:style-name="gr19" draw:text-style-name="P5" draw:layer="layout" svg:width="1.355cm" svg:height="1.355cm" draw:transform="rotate (-3.14159265358979) translate (5.56cm 19.706cm)" draw:kind="arc" draw:start-angle="215.47" draw:end-angle="324.09">
            <text:p/>
          </draw:circle>
          <draw:circle draw:style-name="gr19" draw:text-style-name="P5" draw:layer="layout" svg:width="1.566cm" svg:height="1.566cm" draw:transform="rotate (-3.14159265358979) translate (5.665cm 19.706cm)" draw:kind="arc" draw:start-angle="215.47" draw:end-angle="324.09">
            <text:p/>
          </draw:circle>
          <draw:circle draw:style-name="gr19" draw:text-style-name="P5" draw:layer="layout" svg:width="1.778cm" svg:height="1.778cm" draw:transform="rotate (-3.14159265358979) translate (5.771cm 19.706cm)" draw:kind="arc" draw:start-angle="215.47" draw:end-angle="324.09">
            <text:p/>
          </draw:circl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" draw:display-name="Dashed (var)" draw:style="rect" draw:dots1="1" draw:dots1-length="197%" draw:distance="127%"/>
    <draw:stroke-dash draw:name="Line_20_Style_20_2" draw:display-name="Line Style 2" draw:style="rect" draw:dots1="1" draw:distance="2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13:38:17.045195100</meta:creation-date>
    <dc:date>2023-06-01T19:26:07.733411413</dc:date>
    <meta:editing-duration>PT34M50S</meta:editing-duration>
    <meta:editing-cycles>4</meta:editing-cycles>
    <meta:generator>LibreOffice/7.4.7.2$Linux_X86_64 LibreOffice_project/40$Build-2</meta:generator>
    <meta:document-statistic meta:object-count="54"/>
  </office:meta>
</office:document-meta>
</file>